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2" style:family="table-row">
      <style:table-row-properties style:min-row-height="2.125in"/>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3" style:family="table-row">
      <style:table-row-properties style:min-row-height="0.4375in"/>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63b1" officeooo:paragraph-rsid="000763b1"/>
    </style:style>
    <style:style style:name="P2" style:family="paragraph" style:parent-style-name="Table_20_Contents">
      <style:text-properties officeooo:rsid="000763b1" officeooo:paragraph-rsid="000763b1"/>
    </style:style>
    <style:style style:name="P3" style:family="paragraph" style:parent-style-name="Table_20_Contents">
      <style:text-properties officeooo:rsid="000763b1" officeooo:paragraph-rsid="00083919"/>
    </style:style>
    <style:style style:name="P4" style:family="paragraph" style:parent-style-name="Table_20_Contents">
      <style:text-properties officeooo:rsid="000763b1" officeooo:paragraph-rsid="002090ba"/>
    </style:style>
    <style:style style:name="P5" style:family="paragraph" style:parent-style-name="Table_20_Contents">
      <style:text-properties officeooo:rsid="0007a8dc" officeooo:paragraph-rsid="0007a8dc"/>
    </style:style>
    <style:style style:name="P6" style:family="paragraph" style:parent-style-name="Table_20_Contents">
      <style:text-properties officeooo:rsid="00083919" officeooo:paragraph-rsid="00083919"/>
    </style:style>
    <style:style style:name="P7" style:family="paragraph" style:parent-style-name="Table_20_Contents">
      <style:text-properties officeooo:rsid="0009ccff" officeooo:paragraph-rsid="0009ccff"/>
    </style:style>
    <style:style style:name="P8" style:family="paragraph" style:parent-style-name="Table_20_Contents">
      <style:text-properties officeooo:rsid="000bc1d6" officeooo:paragraph-rsid="000bc1d6"/>
    </style:style>
    <style:style style:name="P9" style:family="paragraph" style:parent-style-name="Table_20_Contents">
      <style:text-properties officeooo:rsid="000cfb15" officeooo:paragraph-rsid="000cfb15"/>
    </style:style>
    <style:style style:name="P10" style:family="paragraph" style:parent-style-name="Table_20_Contents">
      <style:text-properties fo:color="#008000" officeooo:rsid="000cfb15" officeooo:paragraph-rsid="000cfb15"/>
    </style:style>
    <style:style style:name="P11" style:family="paragraph" style:parent-style-name="Table_20_Contents">
      <style:text-properties officeooo:rsid="000e7ea8" officeooo:paragraph-rsid="000e7ea8"/>
    </style:style>
    <style:style style:name="P12" style:family="paragraph" style:parent-style-name="Table_20_Contents">
      <style:text-properties officeooo:paragraph-rsid="0010167d"/>
    </style:style>
    <style:style style:name="P13" style:family="paragraph" style:parent-style-name="Table_20_Contents">
      <style:text-properties officeooo:rsid="0010167d" officeooo:paragraph-rsid="0010167d"/>
    </style:style>
    <style:style style:name="P14" style:family="paragraph" style:parent-style-name="Table_20_Contents">
      <style:text-properties officeooo:paragraph-rsid="00115a5b"/>
    </style:style>
    <style:style style:name="P15" style:family="paragraph" style:parent-style-name="Table_20_Contents">
      <style:text-properties officeooo:rsid="00115a5b" officeooo:paragraph-rsid="00115a5b"/>
    </style:style>
    <style:style style:name="P16" style:family="paragraph" style:parent-style-name="Table_20_Contents">
      <style:text-properties officeooo:rsid="0013d4de" officeooo:paragraph-rsid="0013d4de"/>
    </style:style>
    <style:style style:name="P17" style:family="paragraph" style:parent-style-name="Table_20_Contents">
      <style:text-properties officeooo:rsid="00165dbf" officeooo:paragraph-rsid="00165dbf"/>
    </style:style>
    <style:style style:name="P18" style:family="paragraph" style:parent-style-name="Table_20_Contents">
      <style:text-properties officeooo:rsid="00170571" officeooo:paragraph-rsid="00170571"/>
    </style:style>
    <style:style style:name="P19" style:family="paragraph" style:parent-style-name="Table_20_Contents">
      <style:text-properties officeooo:rsid="00171321" officeooo:paragraph-rsid="00171321"/>
    </style:style>
    <style:style style:name="P20" style:family="paragraph" style:parent-style-name="Table_20_Contents">
      <style:text-properties officeooo:rsid="001860c5" officeooo:paragraph-rsid="001860c5"/>
    </style:style>
    <style:style style:name="P21" style:family="paragraph" style:parent-style-name="Table_20_Contents">
      <style:text-properties officeooo:rsid="001b6e90" officeooo:paragraph-rsid="001b6e90"/>
    </style:style>
    <style:style style:name="P22" style:family="paragraph" style:parent-style-name="Table_20_Contents">
      <style:text-properties officeooo:rsid="001cf31f" officeooo:paragraph-rsid="001cf31f"/>
    </style:style>
    <style:style style:name="P23" style:family="paragraph" style:parent-style-name="Table_20_Contents">
      <style:text-properties officeooo:rsid="001cf31f" officeooo:paragraph-rsid="001db728"/>
    </style:style>
    <style:style style:name="P24" style:family="paragraph" style:parent-style-name="Table_20_Contents">
      <style:text-properties officeooo:rsid="001db728" officeooo:paragraph-rsid="001db728"/>
    </style:style>
    <style:style style:name="P25" style:family="paragraph" style:parent-style-name="Table_20_Contents">
      <style:text-properties fo:color="#ff0000" officeooo:rsid="001db728" officeooo:paragraph-rsid="001db728"/>
    </style:style>
    <style:style style:name="P26" style:family="paragraph" style:parent-style-name="Table_20_Contents">
      <style:text-properties officeooo:rsid="001f4439" officeooo:paragraph-rsid="001f4439"/>
    </style:style>
    <style:style style:name="P27" style:family="paragraph" style:parent-style-name="Table_20_Contents">
      <style:text-properties officeooo:rsid="002090ba" officeooo:paragraph-rsid="002090ba"/>
    </style:style>
    <style:style style:name="P28" style:family="paragraph" style:parent-style-name="Table_20_Contents">
      <style:text-properties officeooo:rsid="00216283" officeooo:paragraph-rsid="00216283"/>
    </style:style>
    <style:style style:name="P29" style:family="paragraph" style:parent-style-name="Table_20_Contents">
      <style:text-properties officeooo:rsid="00216283" officeooo:paragraph-rsid="0022956d"/>
    </style:style>
    <style:style style:name="P30" style:family="paragraph" style:parent-style-name="Table_20_Contents">
      <style:text-properties officeooo:rsid="0022956d" officeooo:paragraph-rsid="0022956d"/>
    </style:style>
    <style:style style:name="P31" style:family="paragraph" style:parent-style-name="Table_20_Contents">
      <style:text-properties fo:font-weight="bold" officeooo:rsid="0023bf09" officeooo:paragraph-rsid="0023bf09" style:font-weight-asian="bold" style:font-weight-complex="bold"/>
    </style:style>
    <style:style style:name="P32" style:family="paragraph" style:parent-style-name="Table_20_Contents">
      <style:text-properties officeooo:rsid="0023f0c8" officeooo:paragraph-rsid="0023f0c8"/>
    </style:style>
    <style:style style:name="P33" style:family="paragraph" style:parent-style-name="Table_20_Contents">
      <style:text-properties fo:font-weight="normal" officeooo:rsid="0028b787" officeooo:paragraph-rsid="0028b787" style:font-weight-asian="normal" style:font-weight-complex="normal"/>
    </style:style>
    <style:style style:name="P34" style:family="paragraph" style:parent-style-name="Table_20_Contents">
      <style:text-properties fo:font-weight="normal" officeooo:rsid="002a082b" officeooo:paragraph-rsid="002a082b" style:font-weight-asian="normal" style:font-weight-complex="normal"/>
    </style:style>
    <style:style style:name="P35" style:family="paragraph" style:parent-style-name="Table_20_Contents">
      <style:text-properties officeooo:rsid="002918f6" officeooo:paragraph-rsid="002918f6"/>
    </style:style>
    <style:style style:name="P36" style:family="paragraph" style:parent-style-name="Table_20_Contents">
      <style:text-properties fo:font-weight="normal" officeooo:rsid="002a082b" officeooo:paragraph-rsid="002a082b" style:font-weight-asian="normal" style:font-weight-complex="normal"/>
    </style:style>
    <style:style style:name="P37" style:family="paragraph" style:parent-style-name="Table_20_Contents">
      <style:text-properties officeooo:rsid="002918f6" officeooo:paragraph-rsid="002918f6"/>
    </style:style>
    <style:style style:name="P38" style:family="paragraph" style:parent-style-name="Table_20_Contents">
      <style:text-properties officeooo:rsid="002b444e" officeooo:paragraph-rsid="002b444e"/>
    </style:style>
    <style:style style:name="T1" style:family="text">
      <style:text-properties officeooo:rsid="00083919"/>
    </style:style>
    <style:style style:name="T2" style:family="text">
      <style:text-properties officeooo:rsid="000cfb15"/>
    </style:style>
    <style:style style:name="T3" style:family="text">
      <style:text-properties fo:color="#ff0000"/>
    </style:style>
    <style:style style:name="T4" style:family="text">
      <style:text-properties fo:color="#ff0000" fo:font-weight="bold" style:font-weight-asian="bold" style:font-weight-complex="bold"/>
    </style:style>
    <style:style style:name="T5" style:family="text">
      <style:text-properties fo:color="#ff0000" fo:font-weight="bold" officeooo:rsid="0022956d" style:font-weight-asian="bold" style:font-weight-complex="bold"/>
    </style:style>
    <style:style style:name="T6" style:family="text">
      <style:text-properties fo:background-color="#ffff00" loext:char-shading-value="0"/>
    </style:style>
    <style:style style:name="T7" style:family="text">
      <style:text-properties officeooo:rsid="001db728" fo:background-color="#ffff00" loext:char-shading-value="0"/>
    </style:style>
    <style:style style:name="T8" style:family="text">
      <style:text-properties officeooo:rsid="000e7ea8"/>
    </style:style>
    <style:style style:name="T9" style:family="text">
      <style:text-properties style:text-position="super 58%" officeooo:rsid="000e7ea8"/>
    </style:style>
    <style:style style:name="T10" style:family="text">
      <style:text-properties officeooo:rsid="00151195"/>
    </style:style>
    <style:style style:name="T11" style:family="text">
      <style:text-properties officeooo:rsid="00171321"/>
    </style:style>
    <style:style style:name="T12" style:family="text">
      <style:text-properties officeooo:rsid="0019d512"/>
    </style:style>
    <style:style style:name="T13" style:family="text">
      <style:text-properties fo:font-weight="bold" style:font-weight-asian="bold" style:font-weight-complex="bold"/>
    </style:style>
    <style:style style:name="T14" style:family="text">
      <style:text-properties fo:font-weight="bold" officeooo:rsid="001db728" style:font-weight-asian="bold" style:font-weight-complex="bold"/>
    </style:style>
    <style:style style:name="T15" style:family="text">
      <style:text-properties fo:font-weight="bold" officeooo:rsid="0022956d" style:font-weight-asian="bold" style:font-weight-complex="bold"/>
    </style:style>
    <style:style style:name="T16" style:family="text">
      <style:text-properties officeooo:rsid="001db728"/>
    </style:style>
    <style:style style:name="T17" style:family="text">
      <style:text-properties officeooo:rsid="002090ba"/>
    </style:style>
    <style:style style:name="T18" style:family="text">
      <style:text-properties officeooo:rsid="0022956d"/>
    </style:style>
    <style:style style:name="T19" style:family="text">
      <style:text-properties fo:font-weight="normal" style:font-weight-asian="normal" style:font-weight-complex="normal"/>
    </style:style>
    <style:style style:name="T20" style:family="text">
      <style:text-properties fo:font-weight="normal" officeooo:rsid="0022956d" style:font-weight-asian="normal" style:font-weight-complex="normal"/>
    </style:style>
    <style:style style:name="T21" style:family="text">
      <style:text-properties officeooo:rsid="002d3c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2">Paths to evil</text:p>
          </table:table-cell>
          <table:table-cell table:style-name="Table1.B1" office:value-type="string">
            <text:p text:style-name="P1">GROUP NAMES</text:p>
          </table:table-cell>
        </table:table-row>
        <table:table-row>
          <table:table-cell table:style-name="Table1.A2" office:value-type="string">
            <text:p text:style-name="P2">Degree – Spiritual psychology</text:p>
          </table:table-cell>
          <table:table-cell table:style-name="Table1.B2" office:value-type="string">
            <text:p text:style-name="P4">New Age, Yoga, Demons, aliens, evolution, mormon, occult, free masonry, seeker sensitive, purpos driven, church growth, word of faith movement, universalist, <text:span text:style-name="T17">Spirit guides, witchcraft, shamanism, hypnotism, maitreya, krishna, buddha, dalai lama, power of positive thinking, gaia, many paths to god, unity, masons, scientology, no moral absolutes, holistic healing, psychics, remote viewing, channerlers, astrologers, fortune tellers, team concpets over individualism, goodness of man, gurus, self improvement seminars, abortion, psycho therapy, reincarnation, word of faith, the force, wizards, edgar casey, pyramid power, crystal power, new spirituality, Kabbalah, suffism, christian mystic, emergent church, Pantheism, Kundolini (Awakening/Yoga)</text:span></text:p>
          </table:table-cell>
        </table:table-row>
      </table:table>
      <table:table table:name="Table2" table:style-name="Table2">
        <table:table-column table:style-name="Table2.A"/>
        <table:table-column table:style-name="Table2.B"/>
        <table:table-row>
          <table:table-cell table:style-name="Table2.A1" office:value-type="string">
            <text:p text:style-name="P8">Eckhart Tolle – New Age</text:p>
          </table:table-cell>
          <table:table-cell table:style-name="Table2.B1" office:value-type="string">
            <text:p text:style-name="Table_20_Contents"/>
          </table:table-cell>
        </table:table-row>
        <table:table-row>
          <table:table-cell table:style-name="Table2.A2" office:value-type="string">
            <text:p text:style-name="P8">Rick Warren</text:p>
          </table:table-cell>
          <table:table-cell table:style-name="Table2.B2" office:value-type="string">
            <text:p text:style-name="P2">New Age – There is a lot of ways to heaven</text:p>
          </table:table-cell>
        </table:table-row>
      </table:table>
      <table:table table:name="Table3" table:style-name="Table3">
        <table:table-column table:style-name="Table3.A"/>
        <table:table-column table:style-name="Table3.B"/>
        <table:table-row>
          <table:table-cell table:style-name="Table3.A1" office:value-type="string">
            <text:p text:style-name="P15">Joel Osteen</text:p>
          </table:table-cell>
          <table:table-cell table:style-name="Table3.B1" office:value-type="string">
            <text:p text:style-name="P2">Psychology – Experiencing enhanced spiritual awareness through knowing yourself as a diving being having a human experience.</text:p>
          </table:table-cell>
        </table:table-row>
        <table:table-row>
          <table:table-cell table:style-name="Table3.A2" office:value-type="string">
            <text:p text:style-name="P15">T.D. Jakes</text:p>
          </table:table-cell>
          <table:table-cell table:style-name="Table3.B2" office:value-type="string">
            <text:p text:style-name="P5">WitchCraft – Think and grow rich, power of positive thinking, “the secret”, belive in yourself, manifesting greater success and fulfillment personally and perfessionally.</text:p>
          </table:table-cell>
        </table:table-row>
        <table:table-row>
          <table:table-cell table:style-name="Table3.A2" office:value-type="string">
            <text:p text:style-name="P15">Richard Mouw</text:p>
          </table:table-cell>
          <table:table-cell table:style-name="Table3.B2" office:value-type="string">
            <text:p text:style-name="P5">Wiccans - generally believe that the magic of witchcraft is the result of ritually imposing one's will upon the world</text:p>
          </table:table-cell>
        </table:table-row>
        <table:table-row>
          <table:table-cell table:style-name="Table3.A2" office:value-type="string">
            <text:p text:style-name="P15">Samuel Rodriguez</text:p>
          </table:table-cell>
          <table:table-cell table:style-name="Table3.B2" office:value-type="string">
            <text:p text:style-name="P3">Psychology – <text:span text:style-name="T1">Transforming your consciousness and your life by integrating the principles and practices of spiritual psychology.</text:span></text:p>
          </table:table-cell>
        </table:table-row>
        <table:table-row>
          <table:table-cell table:style-name="Table3.A2" office:value-type="string">
            <text:p text:style-name="Table_20_Contents"/>
          </table:table-cell>
          <table:table-cell table:style-name="Table3.B2" office:value-type="string">
            <text:p text:style-name="P6">Distancing from god – by money, fun, circus, concerts.</text:p>
          </table:table-cell>
        </table:table-row>
        <table:table-row>
          <table:table-cell table:style-name="Table3.A2" office:value-type="string">
            <text:p text:style-name="Table_20_Contents"/>
          </table:table-cell>
          <table:table-cell table:style-name="Table3.B2" office:value-type="string">
            <text:p text:style-name="P6">New Age – Mastering powerful soul-centered basic skills – tools for spiritual evolution.</text:p>
          </table:table-cell>
        </table:table-row>
        <table:table-row>
          <table:table-cell table:style-name="Table3.A2" office:value-type="string">
            <text:p text:style-name="Table_20_Contents"/>
          </table:table-cell>
          <table:table-cell table:style-name="Table3.B2" office:value-type="string">
            <text:p text:style-name="P7">Healing your own issues – anything that disturbs your peace.</text:p>
          </table:table-cell>
        </table:table-row>
        <table:table-row>
          <table:table-cell table:style-name="Table3.A2" office:value-type="string">
            <text:p text:style-name="Table_20_Contents"/>
          </table:table-cell>
          <table:table-cell table:style-name="Table3.B2" office:value-type="string">
            <text:p text:style-name="P7">Aligning with your soul's purpose</text:p>
          </table:table-cell>
        </table:table-row>
        <table:table-row>
          <table:table-cell table:style-name="Table3.A2" office:value-type="string">
            <text:p text:style-name="Table_20_Contents"/>
          </table:table-cell>
          <table:table-cell table:style-name="Table3.B2" office:value-type="string">
            <text:p text:style-name="P7">Self counseling, to connect with your inner counselor, a source of wisdom (demons)</text:p>
          </table:table-cell>
        </table:table-row>
        <table:table-row>
          <table:table-cell table:style-name="Table3.A2" office:value-type="string">
            <text:p text:style-name="Table_20_Contents"/>
          </table:table-cell>
          <table:table-cell table:style-name="Table3.B2" office:value-type="string">
            <text:p text:style-name="P7">Unconditional loving, and compassion that resides <text:soft-page-break/>at the level of the authentic self.</text:p>
          </table:table-cell>
        </table:table-row>
      </table:table>
      <table:table table:name="Table4" table:style-name="Table4">
        <table:table-column table:style-name="Table4.A"/>
        <table:table-column table:style-name="Table4.B"/>
        <table:table-row>
          <table:table-cell table:style-name="Table4.A1" office:value-type="string">
            <text:p text:style-name="Table_20_Contents"/>
          </table:table-cell>
          <table:table-cell table:style-name="Table4.B1" office:value-type="string">
            <text:p text:style-name="P7">Divine humanity – <text:span text:style-name="T2">common divinity - <text:s/>serpent</text:span></text:p>
          </table:table-cell>
        </table:table-row>
        <table:table-row table:style-name="Table4.2">
          <table:table-cell table:style-name="Table4.A2" office:value-type="string">
            <text:p text:style-name="Table_20_Contents"/>
          </table:table-cell>
          <table:table-cell table:style-name="Table4.B2" office:value-type="string">
            <text:p text:style-name="P7">Spiritual psychology – is a technology that empowers students to convert their everyday life experiences into rungs on the ladder of spiritual evolution. <text:s/>This education process results in students experiencing greater connection with who they are, their life's purpose, and enhanced levels of success and fulfillment. <text:s/>This empowers them to make a meaningful contribution to their world.</text:p>
          </table:table-cell>
        </table:table-row>
        <table:table-row table:style-name="Table4.3">
          <table:table-cell table:style-name="Table4.A2" office:value-type="string">
            <text:p text:style-name="P10">John 14:6 – Jesus saith unto him, <text:span text:style-name="T3">I am the way, the truth, and the life: no man cometh unto the Father, but by me</text:span>.</text:p>
          </table:table-cell>
          <table:table-cell table:style-name="Table4.B2" office:value-type="string">
            <text:p text:style-name="P9">Only the truth of who you are, if realized will set you free (A new earth, p. 80) 10:05 - <text:span text:style-name="T6">#NOT JESUS: “Son of God” Presents a … (youtube)</text:span></text:p>
          </table:table-cell>
        </table:table-row>
        <table:table-row>
          <table:table-cell table:style-name="Table4.A2" office:value-type="string">
            <text:p text:style-name="P9">Romans 7:18 – for I know that in me (that is, in my flesh,) dwelleth no good thing: for to will is present with me; but how to perform that which is good I find not. <text:span text:style-name="T6">(12:27 Youtube)</text:span></text:p>
          </table:table-cell>
          <table:table-cell table:style-name="Table4.B2" office:value-type="string">
            <text:p text:style-name="P9">“You do not become good by trying to be good, but by finding the goodness that is already within you, and allowing that goodness to emerge” (A new earth, p. 13</text:p>
          </table:table-cell>
        </table:table-row>
        <table:table-row>
          <table:table-cell table:style-name="Table4.A2" office:value-type="string">
            <text:p text:style-name="P9">Mark 10:18 – And Jesus said unto him, <text:span text:style-name="T3">Why callest thou me good? There is none good but one, that is God.</text:span></text:p>
          </table:table-cell>
          <table:table-cell table:style-name="Table4.B2" office:value-type="string">
            <text:p text:style-name="Table_20_Contents"/>
          </table:table-cell>
        </table:table-row>
        <table:table-row>
          <table:table-cell table:style-name="Table4.A2" office:value-type="string">
            <text:p text:style-name="P11">The message was repent from your sins, and be converted believe on the gospel, and be saved.</text:p>
          </table:table-cell>
          <table:table-cell table:style-name="Table4.B2" office:value-type="string">
            <text:p text:style-name="P11">If the message of jesus was love, hope and compasion.</text:p>
          </table:table-cell>
        </table:table-row>
        <table:table-row>
          <table:table-cell table:style-name="Table4.A2" office:value-type="string">
            <text:p text:style-name="P11">Jesus didn't come to change the world. The world hates Jesus, they also hate Christians. He came to change you and me. To save sinners.</text:p>
          </table:table-cell>
          <table:table-cell table:style-name="Table4.B2" office:value-type="string">
            <text:p text:style-name="Table_20_Contents">“<text:span text:style-name="T8">Son of God” - movie – “We are going to change the world.</text:span></text:p>
          </table:table-cell>
        </table:table-row>
        <table:table-row>
          <table:table-cell table:style-name="Table4.A2" office:value-type="string">
            <text:p text:style-name="P11">1 Timothy 1:15 – This is a faithful saying, and worthy of all acceptation, that Christ Jesus came into the world to save sinners; of whom I am chief.</text:p>
          </table:table-cell>
          <table:table-cell table:style-name="Table4.B2" office:value-type="string">
            <text:p text:style-name="Table_20_Contents"/>
          </table:table-cell>
        </table:table-row>
        <table:table-row>
          <table:table-cell table:style-name="Table4.A2" office:value-type="string">
            <text:p text:style-name="P13">Luke 5:27 – And after these things he went forth, and saw a publican, named Levi, sitting at the receipt of custom: and he said unto him, Follow me.</text:p>
          </table:table-cell>
          <table:table-cell table:style-name="Table4.B2" office:value-type="string">
            <text:p text:style-name="P12">“<text:span text:style-name="T8">Son of God” - movie – Jesus begs them to come</text:span></text:p>
          </table:table-cell>
        </table:table-row>
        <table:table-row>
          <table:table-cell table:style-name="Table4.A2" office:value-type="string">
            <text:p text:style-name="P15">Bible clearly states that there was 12 disciples, and no women were disciples.</text:p>
          </table:table-cell>
          <table:table-cell table:style-name="Table4.B2" office:value-type="string">
            <text:p text:style-name="P14">“<text:span text:style-name="T8">Son of God” - movie – 13 disciples. The 13</text:span><text:span text:style-name="T9">th</text:span><text:span text:style-name="T8"> is female named Mary.</text:span></text:p>
          </table:table-cell>
        </table:table-row>
        <table:table-row>
          <table:table-cell table:style-name="Table4.A2" office:value-type="string">
            <text:p text:style-name="Table_20_Contents"/>
          </table:table-cell>
          <table:table-cell table:style-name="Table4.B2" office:value-type="string">
            <text:p text:style-name="P15">The connection between the Passover sacrifice (Exodus 12) and Jesus as the Lamb of God (John 1:29) is not made. The fact that Jesus' resurrection proves His victory over death and sin and guarantees a resurrected eternal life for all who believe in Him (1 Corinthians 15) is nowhere to <text:soft-page-break/>be found. – S. Michael Houdmann</text:p>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able:table table:name="Table5" table:style-name="Table5">
        <table:table-column table:style-name="Table5.A"/>
        <table:table-column table:style-name="Table5.B"/>
        <table:table-row>
          <table:table-cell table:style-name="Table5.A1" office:value-type="string">
            <text:p text:style-name="P16"/>
          </table:table-cell>
          <table:table-cell table:style-name="Table5.B1" office:value-type="string">
            <text:p text:style-name="P16">Emergent church – Inside the church changing christianity.</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P16">Gary Gilley – Pastor, southern View Chapel</text:p>
            <text:p text:style-name="P16">Joe Schimmel – Pastor, Blessed Hope Chapel</text:p>
            <text:p text:style-name="P16">Eric Ludy – Pastor, Ellerslie</text:p>
          </table:table-cell>
          <table:table-cell table:style-name="Table5.B2" office:value-type="string">
            <text:p text:style-name="P16">Emergent Church – Tony Jones, <text:span text:style-name="T10">Rob Bell, Doug Pagitt, Brian McLaren, </text:span></text:p>
            <text:p text:style-name="P16"/>
          </table:table-cell>
        </table:table-row>
        <table:table-row>
          <table:table-cell table:style-name="Table5.A2" office:value-type="string">
            <text:p text:style-name="P17">Bob DeWaay – Author: The emergent Church Undefining Chrisitianity</text:p>
            <text:p text:style-name="P18">Elliott Nesch – Bible Teacher, Holy Bible Prophecy</text:p>
          </table:table-cell>
          <table:table-cell table:style-name="Table5.B2" office:value-type="string">
            <text:p text:style-name="Table_20_Contents"/>
          </table:table-cell>
        </table:table-row>
        <table:table-row>
          <table:table-cell table:style-name="Table5.A2" office:value-type="string">
            <text:p text:style-name="P18">Jesus is the only way. <text:span text:style-name="T11">Jesus is the exclusive truth and to push out all that is erroneous.</text:span></text:p>
          </table:table-cell>
          <table:table-cell table:style-name="Table5.B2" office:value-type="string">
            <text:p text:style-name="P18">Post modern mind – all is valid. Jesus is valid muhammad is valid, buddha is valid. The rock is removed, leads to mush</text:p>
          </table:table-cell>
        </table:table-row>
        <table:table-row>
          <table:table-cell table:style-name="Table5.A2" office:value-type="string">
            <text:p text:style-name="P19">In doing so they are removing the core of truth, core of the gospel and replacing it with mystery and ultimately mysticism.</text:p>
          </table:table-cell>
          <table:table-cell table:style-name="Table5.B2" office:value-type="string">
            <text:p text:style-name="P19">The emergent church is a movement to undermine the fundamentals of faith in an attempt to reach a post modern generation.</text:p>
          </table:table-cell>
        </table:table-row>
        <table:table-row>
          <table:table-cell table:style-name="Table5.A2" office:value-type="string">
            <text:p text:style-name="Table_20_Contents"/>
          </table:table-cell>
          <table:table-cell table:style-name="Table5.B2" office:value-type="string">
            <text:p text:style-name="P19">Emergent Church – The mystery is the truth.</text:p>
          </table:table-cell>
        </table:table-row>
        <table:table-row>
          <table:table-cell table:style-name="Table5.A2" office:value-type="string">
            <text:p text:style-name="Table_20_Contents"/>
          </table:table-cell>
          <table:table-cell table:style-name="Table5.B2" office:value-type="string">
            <text:p text:style-name="P19">Doug pagitt – “Mystery is not the enemy to be [conquered] nor a problem to be solved, but rather, the partner with whom we dance—and dance we must. <text:s/>The call for the post-evangelical community is to dance and play the music. <text:s/>But we are also called to show each other the way into mystery. <text:s/>We would certainly be under providing if we didn't offer new ways to enter and live in mystery.”</text:p>
          </table:table-cell>
        </table:table-row>
        <table:table-row>
          <table:table-cell table:style-name="Table5.A2" office:value-type="string">
            <text:p text:style-name="P19">With out faith its impossible to please god.</text:p>
          </table:table-cell>
          <table:table-cell table:style-name="Table5.B2" office:value-type="string">
            <text:p text:style-name="P19">Its cool/hip to show doubt towards scripture.</text:p>
            <text:p text:style-name="P19">Questioning and doubt become the highest form of knowing.</text:p>
          </table:table-cell>
        </table:table-row>
        <table:table-row>
          <table:table-cell table:style-name="Table5.A2" office:value-type="string">
            <text:p text:style-name="P19">They do not goto the word of god for the answers.</text:p>
          </table:table-cell>
          <table:table-cell table:style-name="Table5.B2" office:value-type="string">
            <text:p text:style-name="P19">Emergent church ask questions.</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P20">Frederick Nietzsche, “I might believe in the Redeemer if his followers looked more redeemed”</text:p>
          </table:table-cell>
        </table:table-row>
        <table:table-row>
          <table:table-cell table:style-name="Table5.A2" office:value-type="string">
            <text:p text:style-name="Table_20_Contents">“<text:a xlink:type="simple" xlink:href="http://blogs.christianpost.com/confident-christian/the-best-argument-against-christianity-10712/"><text:span text:style-name="T12">link</text:span></text:a><text:span text:style-name="T12">” Christians need ot get aggressive with their spiritual opponents and start living like overcomers instead of being overcome.</text:span></text:p>
          </table:table-cell>
          <table:table-cell table:style-name="Table5.B2" office:value-type="string">
            <text:p text:style-name="P20">Ravi Zacharias's Hindu acquaintance, “If this conversion you speak about is truly supernatural, then why is it not more evident in the lives of so many Christians that I know”</text:p>
          </table:table-cell>
        </table:table-row>
        <table:table-row>
          <table:table-cell table:style-name="Table5.A2" office:value-type="string">
            <text:p text:style-name="P21">The writer of Hebrews urges us: “Therefore, since we have so great a cloud of witnesses surrounding us [great saints who serve as godly examples], let <text:soft-page-break/>us also lay aside every encumbrance and the sin which so easily entangles us, and let us run with endurance the race that is set before us" (Heb. 12:1).</text:p>
          </table:table-cell>
          <table:table-cell table:style-name="Table5.B2" office:value-type="string">
            <text:p text:style-name="Table_20_Contents"/>
          </table:table-cell>
        </table:table-row>
        <table:table-row>
          <table:table-cell table:style-name="Table5.A2" office:value-type="string">
            <text:p text:style-name="P21">“the name of God is blasphemed among the Gentiles because of you” (Rom. 2:24)</text:p>
          </table:table-cell>
          <table:table-cell table:style-name="Table5.B2" office:value-type="string">
            <text:p text:style-name="Table_20_Contents"/>
          </table:table-cell>
        </table:table-row>
      </table:table>
      <table:table table:name="Table6" table:style-name="Table6">
        <table:table-column table:style-name="Table6.A"/>
        <table:table-column table:style-name="Table6.B"/>
        <table:table-row>
          <table:table-cell table:style-name="Table6.A1" office:value-type="string">
            <text:p text:style-name="P22">Romas 1:24 - Wherefore God also gave them up to uncleanness through the lusts of their own hearts, to dishonour their own bodies between themselves:</text:p>
          </table:table-cell>
          <table:table-cell table:style-name="Table6.B1" office:value-type="string">
            <text:p text:style-name="Table_20_Contents"/>
          </table:table-cell>
        </table:table-row>
        <table:table-row>
          <table:table-cell table:style-name="Table6.A2" office:value-type="string">
            <text:p text:style-name="P22">Romas 1:25 - Who <text:span text:style-name="T6">changed</text:span> the <text:span text:style-name="T6">truth of God into a lie</text:span>, and worshipped and <text:span text:style-name="T4">served the creature</text:span> more than the Creator, who is blessed for ever. Amen.</text:p>
          </table:table-cell>
          <table:table-cell table:style-name="Table6.B2" office:value-type="string">
            <text:p text:style-name="Table_20_Contents"/>
          </table:table-cell>
        </table:table-row>
        <table:table-row>
          <table:table-cell table:style-name="Table6.A2" office:value-type="string">
            <text:p text:style-name="P23">Only Two messages to decide between – the truth and the lie. - <text:span text:style-name="T7">Bob DeWaay</text:span><text:span text:style-name="T16"> Youtube – </text:span><text:span text:style-name="T14">1 Oprah's Dangerous Pop Spirituality Eastern Mysticism</text:span></text:p>
          </table:table-cell>
          <table:table-cell table:style-name="Table6.B2" office:value-type="string">
            <text:p text:style-name="Table_20_Contents"/>
          </table:table-cell>
        </table:table-row>
        <table:table-row>
          <table:table-cell table:style-name="Table6.A2" office:value-type="string">
            <text:p text:style-name="P22">TRUTH – Gospel of Jesus Christ – The God who existed from all eternity as god and with god. <text:s/>Jesus that is came into the world. <text:s/>Was born of a virgin, lived a sinless life, and died for sins, and was raised on the third day, and bodily assended to heaven.</text:p>
          </table:table-cell>
          <table:table-cell table:style-name="Table6.B2" office:value-type="string">
            <text:p text:style-name="P22">LIE – The message of the serpent. <text:s/>You shall be as gods. <text:s/></text:p>
          </table:table-cell>
        </table:table-row>
        <table:table-row>
          <table:table-cell table:style-name="Table6.A2" office:value-type="string">
            <text:p text:style-name="P24">So ultimately we either server god on his terms or </text:p>
          </table:table-cell>
          <table:table-cell table:style-name="Table6.B2" office:value-type="string">
            <text:p text:style-name="P24">We believe in our own deity. We serve the creature</text:p>
          </table:table-cell>
        </table:table-row>
        <table:table-row>
          <table:table-cell table:style-name="Table6.A2" office:value-type="string">
            <text:p text:style-name="P24">John 8:44 - Ye are of your father the devil, and the lusts of your father ye will do. He was a murderer from the beginning, and abode not in the truth, because there is no truth in him. When he speaketh a lie, he speaketh of his own: for he is a liar, and the father of it. <text:span text:style-name="T6">Jesus's message is the TRUTH.</text:span></text:p>
          </table:table-cell>
          <table:table-cell table:style-name="Table6.B2" office:value-type="string">
            <text:p text:style-name="P25">Satan's message is the LIE</text:p>
          </table:table-cell>
        </table:table-row>
        <table:table-row>
          <table:table-cell table:style-name="Table6.A2" office:value-type="string">
            <text:p text:style-name="P24">Spiritual Warfare is to identify the message. <text:s/>Is the message we hear the TRUTH or the LIE.</text:p>
          </table:table-cell>
          <table:table-cell table:style-name="Table6.B2" office:value-type="string">
            <text:p text:style-name="Table_20_Contents"/>
          </table:table-cell>
        </table:table-row>
        <table:table-row>
          <table:table-cell table:style-name="Table6.A2" office:value-type="string">
            <text:p text:style-name="P24">2 Thessalonians 2:<text:span text:style-name="T13">10</text:span> - And with all deceivableness of unrighteousness in them that perish; because they received not the love of the <text:span text:style-name="T6">truth</text:span>, that they might be saved. <text:span text:style-name="T13">11</text:span> And for this cause God shall send them strong delusion, that they should believe a <text:span text:style-name="T3">lie</text:span>:</text:p>
          </table:table-cell>
          <table:table-cell table:style-name="Table6.B2" office:value-type="string">
            <text:p text:style-name="Table_20_Contents"/>
          </table:table-cell>
        </table:table-row>
        <table:table-row>
          <table:table-cell table:style-name="Table6.A2" office:value-type="string">
            <text:p text:style-name="P24">1 John 1:5 – This is the message we have heard from Him and announce to you, that God is Light, and in Him there is no darkness at all.</text:p>
          </table:table-cell>
          <table:table-cell table:style-name="Table6.B2" office:value-type="string">
            <text:p text:style-name="P24">Eckart Tolle - “The light of consciousness is all that is necessary. <text:s/>You are that light.” (The New Earth p. 8)</text:p>
          </table:table-cell>
        </table:table-row>
        <table:table-row>
          <table:table-cell table:style-name="Table6.A2" office:value-type="string">
            <text:p text:style-name="P26">Get into the word and let it change you.</text:p>
          </table:table-cell>
          <table:table-cell table:style-name="Table6.B2" office:value-type="string">
            <text:p text:style-name="Table_20_Contents"/>
          </table:table-cell>
        </table:table-row>
        <table:table-row>
          <table:table-cell table:style-name="Table6.A2" office:value-type="string">
            <text:p text:style-name="P26">What is the purpose of the church</text:p>
          </table:table-cell>
          <table:table-cell table:style-name="Table6.B2" office:value-type="string">
            <text:p text:style-name="Table_20_Contents"/>
          </table:table-cell>
        </table:table-row>
        <text:soft-page-break/>
        <table:table-row>
          <table:table-cell table:style-name="Table6.A2" office:value-type="string">
            <text:p text:style-name="P26">They dont seek the true god they seek a god who will server them.</text:p>
          </table:table-cell>
          <table:table-cell table:style-name="Table6.B2" office:value-type="string">
            <text:p text:style-name="Table_20_Contents"/>
          </table:table-cell>
        </table:table-row>
        <table:table-row>
          <table:table-cell table:style-name="Table6.A2" office:value-type="string">
            <text:p text:style-name="P26">Will letting Jesus push out all the junk, have an improvement on you. <text:s/>Daily walk with Jesus.</text:p>
          </table:table-cell>
          <table:table-cell table:style-name="Table6.B2" office:value-type="string">
            <text:p text:style-name="Table_20_Contents"/>
          </table:table-cell>
        </table:table-row>
        <table:table-row>
          <table:table-cell table:style-name="Table6.A2" office:value-type="string">
            <text:p text:style-name="Table_20_Contents"/>
          </table:table-cell>
          <table:table-cell table:style-name="Table6.B2" office:value-type="string">
            <text:p text:style-name="P28">Instead the typical <text:a xlink:type="simple" xlink:href="http://www.crosswalk.com/faith/spiritual-life/what-is-new-age-religion-and-why-cant-christians-get-on-board-11573681.html">New Ager believes</text:a>: </text:p>
            <text:p text:style-name="P28"/>
            <text:p text:style-name="P28"><text:s text:c="6"/>God is in everything (pantheism) <text:s/></text:p>
            <text:p text:style-name="P28"><text:s text:c="6"/>All things are one (monism) </text:p>
            <text:p text:style-name="P28"><text:s text:c="6"/>Man is God </text:p>
            <text:p text:style-name="P28"><text:s text:c="6"/>Mind creates reality </text:p>
            <text:p text:style-name="P28"><text:s text:c="6"/>One’s own experience validates the truth</text:p>
          </table:table-cell>
        </table:table-row>
        <table:table-row>
          <table:table-cell table:style-name="Table6.A2" office:value-type="string">
            <text:p text:style-name="Table_20_Contents"/>
          </table:table-cell>
          <table:table-cell table:style-name="Table6.B2" office:value-type="string">
            <text:p text:style-name="P26">Common beliefs of <text:span text:style-name="T17">TOP OF THE PAGE LIST:</text:span></text:p>
          </table:table-cell>
        </table:table-row>
        <table:table-row>
          <table:table-cell table:style-name="Table6.A2" office:value-type="string">
            <text:p text:style-name="Table_20_Contents"/>
          </table:table-cell>
          <table:table-cell table:style-name="Table6.B2" office:value-type="string">
            <text:p text:style-name="P27">All of us are little gods</text:p>
          </table:table-cell>
        </table:table-row>
        <table:table-row>
          <table:table-cell table:style-name="Table6.A2" office:value-type="string">
            <text:p text:style-name="Table_20_Contents"/>
          </table:table-cell>
          <table:table-cell table:style-name="Table6.B2" office:value-type="string">
            <text:p text:style-name="P27">Earth is alive – worship her, change our ways , or be destroyed</text:p>
          </table:table-cell>
        </table:table-row>
        <table:table-row>
          <table:table-cell table:style-name="Table6.A2" office:value-type="string">
            <text:p text:style-name="Table_20_Contents"/>
          </table:table-cell>
          <table:table-cell table:style-name="Table6.B2" office:value-type="string">
            <text:p text:style-name="P27">Jesus, muhammad, and buddah all came from X (e.t., ascended masters) to teach us / help us with evolution.</text:p>
          </table:table-cell>
        </table:table-row>
        <table:table-row>
          <table:table-cell table:style-name="Table6.A2" office:value-type="string">
            <text:p text:style-name="Table_20_Contents"/>
          </table:table-cell>
          <table:table-cell table:style-name="Table6.B2" office:value-type="string">
            <text:p text:style-name="P28">No sin, don't need a saviour</text:p>
          </table:table-cell>
        </table:table-row>
        <table:table-row>
          <table:table-cell table:style-name="Table6.A2" office:value-type="string">
            <text:p text:style-name="Table_20_Contents"/>
          </table:table-cell>
          <table:table-cell table:style-name="Table6.B2" office:value-type="string">
            <text:p text:style-name="P28">Christianity is wrong</text:p>
          </table:table-cell>
        </table:table-row>
        <table:table-row>
          <table:table-cell table:style-name="Table6.A2" office:value-type="string">
            <text:p text:style-name="Table_20_Contents"/>
          </table:table-cell>
          <table:table-cell table:style-name="Table6.B2" office:value-type="string">
            <text:p text:style-name="P28">Jesus's real message was to teach us that we can become “christs”</text:p>
          </table:table-cell>
        </table:table-row>
        <table:table-row>
          <table:table-cell table:style-name="Table6.A2" office:value-type="string">
            <text:p text:style-name="Table_20_Contents"/>
          </table:table-cell>
          <table:table-cell table:style-name="Table6.B2" office:value-type="string">
            <text:p text:style-name="P28">To contact aliens/teachers/heavenly beings</text:p>
            <text:p text:style-name="P28">-refrain from eating certain foods</text:p>
            <text:p text:style-name="P28">-practice meditation</text:p>
            <text:p text:style-name="P28">-channeling / mediums</text:p>
            <text:p text:style-name="P28">-altered state of consciousness</text:p>
          </table:table-cell>
        </table:table-row>
        <table:table-row>
          <table:table-cell table:style-name="Table6.A2" office:value-type="string">
            <text:p text:style-name="Table_20_Contents"/>
          </table:table-cell>
          <table:table-cell table:style-name="Table6.B2" office:value-type="string">
            <text:p text:style-name="P28">The devil is a good guy who has come to set us free (gen story) </text:p>
          </table:table-cell>
        </table:table-row>
        <table:table-row>
          <table:table-cell table:style-name="Table6.A2" office:value-type="string">
            <text:p text:style-name="P28">John Ankerberg - “In light of the messages given by the ufo entities, how credible is it to think that literally thousands of genuine extra-terrestrials would fly millions or billions of light years simply to teach new age philosophy, deny Christianity and support the occult? <text:s/>Why would they consistantly lie about things which we know are tru and why would they purposely deceive their contacts?”</text:p>
          </table:table-cell>
          <table:table-cell table:style-name="Table6.B2" office:value-type="string">
            <text:p text:style-name="P28">Claim to be Christians and deny the cardinal doctrine of Christianity.</text:p>
          </table:table-cell>
        </table:table-row>
        <table:table-row>
          <table:table-cell table:style-name="Table6.A2" office:value-type="string">
            <text:p text:style-name="P28">Aliens will not abduct true bible believing Christians. <text:s/>Not talking about people who say they are Christians, but true bible believing walk the walk Christians … why?</text:p>
          </table:table-cell>
          <table:table-cell table:style-name="Table6.B2" office:value-type="string">
            <text:p text:style-name="P28">“If anything is contrary to scriptures it is wrong. <text:s/>If anything is the same as scriptures, it is not needed. <text:s/>If anything goes beyond scriptures it has no authority.” - Dr. Curtis Creenshaw man as god; p. 222</text:p>
          </table:table-cell>
        </table:table-row>
        <text:soft-page-break/>
        <table:table-row>
          <table:table-cell table:style-name="Table6.A2" office:value-type="string">
            <text:p text:style-name="P28">If you only have the bible to read, you won't get teaching presented outside of scriptures. <text:s/>i.e. “</text:p>
            <text:p text:style-name="P28">“Book of Mormon” W.T.B.T.S. papers” so if on an island with the bible you would only come to trinity and other teachings.</text:p>
          </table:table-cell>
          <table:table-cell table:style-name="Table6.B2" office:value-type="string">
            <text:p text:style-name="P28"/>
          </table:table-cell>
        </table:table-row>
        <table:table-row>
          <table:table-cell table:style-name="Table6.A2" office:value-type="string">
            <text:p text:style-name="P28">- Works provided by man would all be tainted with sin and unacceptable</text:p>
            <text:p text:style-name="P28">- So you need to find a righteousness that is acceptable to god.</text:p>
            <text:p text:style-name="P28">- Look away from ourselves to the one that god has provided (Jesus)</text:p>
            <text:p text:style-name="P28">- Fulfillment of the righteous requirement of the law</text:p>
            <text:p text:style-name="P28">- the satisfaction of the penalty of the law (punishment)</text:p>
          </table:table-cell>
          <table:table-cell table:style-name="Table6.B2" office:value-type="string">
            <text:p text:style-name="P28"/>
          </table:table-cell>
        </table:table-row>
        <table:table-row>
          <table:table-cell table:style-name="Table6.A2" office:value-type="string">
            <text:p text:style-name="P28">- Rapture = 1 <text:span text:style-name="T18">Thessalonian's</text:span> 4:15-17</text:p>
          </table:table-cell>
          <table:table-cell table:style-name="Table6.B2" office:value-type="string">
            <text:p text:style-name="P28"/>
          </table:table-cell>
        </table:table-row>
        <table:table-row>
          <table:table-cell table:style-name="Table6.A2" office:value-type="string">
            <text:p text:style-name="P30">Cult Definition:</text:p>
            <text:p text:style-name="P30">1) + to the 66 books of the bible</text:p>
            <text:p text:style-name="P30">2) – from the tri-unity of god</text:p>
            <text:p text:style-name="P30">3) * works necessary for salvation</text:p>
            <text:p text:style-name="P30">4) / the loyalties of their followers from god and historical church, by focusing on salvation as the exclusive province of their group</text:p>
          </table:table-cell>
          <table:table-cell table:style-name="Table6.B2" office:value-type="string">
            <text:p text:style-name="P28"/>
          </table:table-cell>
        </table:table-row>
        <table:table-row>
          <table:table-cell table:style-name="Table6.A2" office:value-type="string">
            <text:p text:style-name="P29">- <text:span text:style-name="T18">Cult would have your loyalties lay more on the loyalty to the group or organization and not on god. [inversion]</text:span></text:p>
            <text:p text:style-name="P29">- <text:span text:style-name="T18">the church is what god saves, not what saves the people. (The church is just the people of Christ)</text:span></text:p>
            <text:p text:style-name="P29">- <text:span text:style-name="T18">Cults will become (put themselves in the place of) the savior.</text:span></text:p>
            <text:p text:style-name="P29">- <text:span text:style-name="T18">That churches failed till their church came along. “The gates of hell </text:span><text:span text:style-name="T5">DID</text:span><text:span text:style-name="T15"> </text:span><text:span text:style-name="T20">prevail against it” (Matthew 16:18 perversion)</text:span></text:p>
          </table:table-cell>
          <table:table-cell table:style-name="Table6.B2" office:value-type="string">
            <text:p text:style-name="P28"/>
          </table:table-cell>
        </table:table-row>
        <table:table-row>
          <table:table-cell table:style-name="Table6.A2" office:value-type="string">
            <text:p text:style-name="P31">YOU CANNOT BE A CHRISTION AND SOMETHING ELSE /<text:span text:style-name="T19"> any from the list at the top</text:span></text:p>
          </table:table-cell>
          <table:table-cell table:style-name="Table6.B2" office:value-type="string">
            <text:p text:style-name="P28"/>
          </table:table-cell>
        </table:table-row>
        <table:table-row>
          <table:table-cell table:style-name="Table6.A2" office:value-type="string">
            <text:p text:style-name="P31"/>
          </table:table-cell>
          <table:table-cell table:style-name="Table6.B2" office:value-type="string">
            <text:p text:style-name="P32">You don't need a gospel because you have any bad news, there is no judgement. <text:s/>No sin. <text:s/>Everything is going to turn into god its just a mater of time.</text:p>
          </table:table-cell>
        </table:table-row>
        <table:table-row>
          <table:table-cell table:style-name="Table6.A2" office:value-type="string">
            <text:p text:style-name="P33">– There is no evidence that any of these NEW AGE claims are true.</text:p>
            <text:p text:style-name="P33">– Societies that have believed these lies for centuries have always been impoverished</text:p>
            <text:p text:style-name="P33">– Massive Biblical illiteracy in America makes it possible for these people to sell millions of books <text:soft-page-break/>and deceive even people who go to churches</text:p>
            <text:p text:style-name="P33">– Evangelicals who have pushed <text:span text:style-name="T13">Bible</text:span> <text:span text:style-name="T13">teaching</text:span> out of their churches bear responsibility for this deception to be so widespread</text:p>
          </table:table-cell>
          <table:table-cell table:style-name="Table6.B2" office:value-type="string">
            <text:p text:style-name="P32"/>
          </table:table-cell>
        </table:table-row>
        <table:table-row>
          <table:table-cell table:style-name="Table6.A2" office:value-type="string">
            <text:p text:style-name="P34">Matthew 5:13 – You are the salt of the earth; but if the salt has become tasteless, how can it be made salty again? <text:s/>It is no longer good fro anything, except to be thrown out and trampled under foot by men.</text:p>
          </table:table-cell>
          <table:table-cell table:style-name="Table6.B2" office:value-type="string">
            <text:p text:style-name="P35">Contemplative Prayer</text:p>
            <text:p text:style-name="P35">Matra – names of hindu gods – Demons</text:p>
            <text:p text:style-name="P35">yoga – sex perverted</text:p>
            <text:p text:style-name="P35">loose serpent force – kunulini</text:p>
            <text:p text:style-name="P35">raki – occult laying on of hands</text:p>
            <text:p text:style-name="P35">transfer of spirits</text:p>
            <text:p text:style-name="P35">relaxation response – breath out say the word one. Concentrate on a word.</text:p>
          </table:table-cell>
        </table:table-row>
        <table:table-row>
          <table:table-cell table:style-name="Table6.A2" office:value-type="string">
            <text:p text:style-name="P34"/>
          </table:table-cell>
          <table:table-cell table:style-name="Table6.B2" office:value-type="string">
            <text:p text:style-name="P35"/>
          </table:table-cell>
        </table:table-row>
        <table:table-row>
          <table:table-cell table:style-name="Table6.A2" office:value-type="string">
            <text:p text:style-name="P34"/>
          </table:table-cell>
          <table:table-cell table:style-name="Table6.B2" office:value-type="string">
            <text:p text:style-name="P38">Depart from THE FAITH, <text:s/><text:span text:style-name="T21">giving heed to seducing spirits. 1 Timothy 4:2</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rWooD </meta:initial-creator>
    <meta:creation-date>2014-07-27T02:43:05.633290211</meta:creation-date>
    <dc:date>2014-07-29T00:50:07.852123645</dc:date>
    <dc:creator>GrrWooD </dc:creator>
    <meta:editing-duration>P1DT24M18S</meta:editing-duration>
    <meta:editing-cycles>15</meta:editing-cycles>
    <meta:generator>LibreOffice/4.2.4.2$Linux_X86_64 LibreOffice_project/420m0$Build-2</meta:generator>
    <meta:document-statistic meta:table-count="6" meta:image-count="0" meta:object-count="0" meta:page-count="7" meta:paragraph-count="133" meta:word-count="2131" meta:character-count="12344" meta:non-whitespace-character-count="10235"/>
  </office:meta>
</office:document-meta>
</file>